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EB Garamond" svg:font-family="'EB Garamond'" style:font-adornments="Bold" style:font-pitch="variable"/>
    <style:font-face style:name="Linux Libertine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10.5pt" fo:font-style="italic" officeooo:rsid="0017a4a3"/>
    </style:style>
    <style:style style:name="P2" style:family="paragraph" style:parent-style-name="Header">
      <style:text-properties fo:font-size="10.5pt" fo:font-style="italic" officeooo:rsid="0017a4a3" officeooo:paragraph-rsid="000c97b1"/>
    </style:style>
    <style:style style:name="P3" style:family="paragraph" style:parent-style-name="Header">
      <style:text-properties fo:font-size="10.5pt" fo:font-style="italic" officeooo:rsid="0017a4a3" officeooo:paragraph-rsid="0017a4a3"/>
    </style:style>
    <style:style style:name="P4" style:family="paragraph" style:parent-style-name="Header">
      <style:text-properties officeooo:rsid="000c97b1" officeooo:paragraph-rsid="000c97b1"/>
    </style:style>
    <style:style style:name="P5" style:family="paragraph" style:parent-style-name="Endnote">
      <style:text-properties officeooo:rsid="002298eb" officeooo:paragraph-rsid="002298eb"/>
    </style:style>
    <style:style style:name="P6" style:family="paragraph" style:parent-style-name="Heading_20_3" style:list-style-name="" style:master-page-name="Chapter_20_1">
      <style:paragraph-properties style:page-number="auto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paragraph-rsid="004da0df"/>
    </style:style>
    <style:style style:name="P8" style:family="paragraph" style:parent-style-name="Text_20_body">
      <style:text-properties officeooo:paragraph-rsid="004da0df"/>
    </style:style>
    <style:style style:name="T1" style:family="text">
      <style:text-properties fo:font-size="10.5pt" fo:font-style="italic" officeooo:rsid="0017a4a3"/>
    </style:style>
    <style:style style:name="T2" style:family="text">
      <style:text-properties style:font-name="Times New Roman" fo:font-size="12pt" style:font-size-asian="12pt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paragraph-content" style:horizontal-pos="left" style:horizontal-rel="paragraph-content" fo:padding="0in" fo:border="none" draw:wrap-influence-on-position="once-concurrent" loext:allow-overlap="true"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paragraph-content" style:horizontal-pos="right" style:horizontal-rel="paragraph-content" fo:padding="0in" fo:border="none" draw:wrap-influence-on-position="once-concurrent" loext:allow-overlap="true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/>
      <text:p text:style-name="P8"><text:span text:style-name="T2">"</text:span>He heard quiet steps behind him. That didn't bode well. Who could be following<text:note text:id="ftn1" text:note-class="endnote"><text:note-citation>1</text:note-citation><text:note-body><text:p text:style-name="P5">Endnote 1</text:p></text:note-body></text:note> him this late at night and in this deadbeat part of town.<text:span text:style-name="T2">"</text:span><text:note text:id="ftn2" text:note-class="endnote"><text:note-citation>2</text:note-citation><text:note-body><text:p text:style-name="P5">Endnote 2</text:p></text:note-body></text:note></text:p>
      <text:p text:style-name="P7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EB Garamond" svg:font-family="'EB Garamond'" style:font-adornments="Bold" style:font-pitch="variable"/>
    <style:font-face style:name="Linux Libertine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orphans="0" fo:hyphenation-ladder-count="no-limit" style:page-number="auto">
        <style:tab-stops/>
      </style:paragraph-properties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false" fo:line-height="100%" fo:text-indent="0.1965in" style:auto-text-indent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fo:margin-left="0in" fo:margin-right="0in" fo:text-align="center" style:justify-single-word="false" fo:text-indent="0in" style:auto-text-indent="false" fo:padding-left="0in" fo:padding-right="0in" fo:padding-top="0in" fo:padding-bottom="0.0193in" fo:border-left="none" fo:border-right="none" fo:border-top="none" fo:border-bottom="0.06pt solid #00000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age_20_number" style:display-name="Page number" style:family="paragraph" style:parent-style-name="Header">
      <style:paragraph-properties fo:text-align="start" style:justify-single-word="false" fo:padding="0in" fo:border="none"/>
      <style:text-properties fo:font-style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in" style:contextual-spacing="false" fo:text-align="center" style:justify-single-word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 fo:text-align="center" style:justify-single-word="false"/>
      <style:text-properties fo:font-size="95%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line-height="100%" fo:text-align="center" style:justify-single-word="false"/>
      <style:text-properties fo:font-size="28pt"/>
    </style:style>
    <style:style style:name="Endnote" style:family="paragraph" style:parent-style-name="Standard" style:class="extra">
      <style:paragraph-properties fo:margin-left="0.1965in" fo:margin-right="0in" fo:line-height="100%" fo:text-indent="-0.1965in" style:auto-text-indent="false" text:number-lines="false" text:line-number="0">
        <style:tab-stops/>
      </style:paragraph-properties>
      <style:text-properties fo:font-size="10.5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.1575in" style:contextual-spacing="false" fo:text-indent="0in" style:auto-text-indent="false">
        <style:tab-stops>
          <style:tab-stop style:position="4.3307in" style:type="right" style:leader-style="dotted" style:leader-text="."/>
        </style:tab-stops>
      </style:paragraph-properties>
      <style:text-properties style:font-name="Linux Libertine" fo:font-family="'Linux Libertine'" style:font-style-name="Regular" style:font-pitch="variabl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-_20_Blank" style:display-name="Header - Blank" style:family="paragraph" style:parent-style-name="Header" style:master-page-name="">
      <style:paragraph-properties style:page-number="auto" fo:padding-left="0in" fo:padding-right="0in" fo:padding-top="0in" fo:padding-bottom="0.0193in" fo:border="none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margin-top="0.0945in" fo:margin-bottom="0.189in" style:contextual-spacing="false" fo:line-height="100%" fo:text-align="center" style:justify-single-word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default-outline-level="" style:list-style-name="" style:class="index" style:master-page-name="">
      <style:paragraph-properties fo:text-align="start" style:justify-single-word="false" fo:hyphenation-ladder-count="no-limit" style:page-number="auto" text:number-lines="true" text:line-number="0">
        <style:tab-stops>
          <style:tab-stop style:position="4.3307in" style:type="right" style:leader-style="dotted" style:leader-text="."/>
        </style:tab-stops>
      </style:paragraph-properties>
      <style:text-properties fo:font-size="11pt" fo:hyphenate="false" fo:hyphenation-remain-char-count="9" fo:hyphenation-push-char-count="2" loext:hyphenation-no-caps="false"/>
    </style:style>
    <style:style style:name="Contents_20_3" style:display-name="Contents 3" style:family="paragraph" style:parent-style-name="Index" style:default-outline-level="" style:list-style-name="Numbering_20_123" style:class="index">
      <style:paragraph-properties fo:text-align="start" style:justify-single-word="false" text:number-lines="true" text:line-number="0">
        <style:tab-stops>
          <style:tab-stop style:position="4.3307in" style:type="right" style:leader-style="dotted" style:leader-text="."/>
        </style:tab-stops>
      </style:paragraph-properties>
      <style:text-properties fo:font-size="11pt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3.151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1339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ffffff" loext:opacity="100%" style:font-name="EB Garamond" fo:font-family="'EB Garamond'" style:font-style-name="Bold" style:font-pitch="variable" fo:font-size="28pt" fo:font-weight="bold" style:font-size-asian="28pt" style:font-weight-asian="bold" style:font-size-complex="28pt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7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Chapter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.5pt" fo:font-style="italic" officeooo:rsid="0017a4a3" officeooo:paragraph-rsid="000c97b1"/>
    </style:style>
    <style:style style:name="MP2" style:family="paragraph" style:parent-style-name="Header">
      <style:text-properties fo:font-size="10.5pt" fo:font-style="italic" officeooo:rsid="0017a4a3" officeooo:paragraph-rsid="0017a4a3"/>
    </style:style>
    <style:style style:name="MP3" style:family="paragraph" style:parent-style-name="Header">
      <style:text-properties fo:font-size="10.5pt" fo:font-style="italic" officeooo:rsid="0017a4a3"/>
    </style:style>
    <style:style style:name="MP4" style:family="paragraph" style:parent-style-name="Header">
      <style:text-properties officeooo:rsid="000c97b1" officeooo:paragraph-rsid="000c97b1"/>
    </style:style>
    <style:style style:name="MT1" style:family="text">
      <style:text-properties fo:font-size="10.5pt" fo:font-style="italic" officeooo:rsid="0017a4a3"/>
    </style:style>
    <style:style style:name="M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paragraph-content" style:horizontal-pos="right" style:horizontal-rel="paragraph-content" fo:padding="0in" fo:border="none" draw:wrap-influence-on-position="once-concurrent" loext:allow-overlap="true">
        <style:columns fo:column-count="1" fo:column-gap="0in"/>
      </style:graphic-properties>
    </style:style>
    <style:style style:name="Mfr2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paragraph-content" style:horizontal-pos="left" style:horizontal-rel="paragraph-content" fo:padding="0in" fo:border="none" draw:wrap-influence-on-position="once-concurrent" loext:allow-overlap="true">
        <style:columns fo:column-count="1" fo:column-gap="0in"/>
      </style:graphic-properties>
    </style:style>
    <style:page-layout style:name="Mpm1">
      <style:page-layout-properties fo:page-width="5.1181in" fo:page-height="7.4807in" style:num-format="1" style:print-orientation="portrait" fo:margin-top="0.5902in" fo:margin-bottom="0.5902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75in" fo:margin-left="0in" fo:margin-right="0in" fo:margin-bottom="0.1181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5.1181in" fo:page-height="7.4807in" style:num-format="i" style:print-orientation="portrait" fo:margin-top="0.5902in" fo:margin-bottom="0.5902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5.1181in" fo:page-height="7.4807in" style:num-format="1" style:print-orientation="portrait" fo:margin-top="0.5902in" fo:margin-bottom="0.5902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1181in" fo:page-height="7.4807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5.1181in" fo:page-height="7.4807in" style:num-format="i" style:print-orientation="portrait" fo:margin-top="0.5902in" fo:margin-bottom="0.5902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75in" fo:margin-left="0in" fo:margin-right="0in" fo:margin-bottom="0.1181in" fo:background-color="transparent" style:dynamic-spacing="false" draw:fill="none" draw:fill-color="#729fcf"/>
      </style:header-style>
      <style:footer-style/>
    </style:page-layout>
    <style:page-layout style:name="Mpm6">
      <style:page-layout-properties fo:page-width="5.1181in" fo:page-height="7.4807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5.1181in" fo:page-height="7.4807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width="0in" draw:fill-image-height="0in" style:repeat="repeat" draw:fill-image-ref-point-x="0%" draw:fill-image-ref-point-y="0%" draw:fill-image-ref-point="center" draw:tile-repeat-offset="0% vertical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width="0in" draw:fill-image-height="0in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>
      <style:header>
        <text:p text:style-name="MP1"><draw:frame draw:style-name="Mfr1" draw:name="Frame2" text:anchor-type="paragraph" draw:z-index="0"><draw:text-box fo:min-height="0.0161in" fo:min-width="0.0161in"><text:p text:style-name="Page_20_number"><text:page-number text:select-page="current">0</text:page-number></text:p></draw:text-box></draw:frame>Recto</text:p>
      </style:header>
      <style:header-left>
        <text:p text:style-name="MP2"><draw:frame draw:style-name="Mfr2" draw:name="Frame1" text:anchor-type="paragraph" draw:z-index="0"><draw:text-box fo:min-height="0.0161in" fo:min-width="0.0161in"><text:p text:style-name="Page_20_number"><text:page-number text:select-page="current">0</text:page-number></text:p></draw:text-box></draw:frame>Verso</text:p>
      </style:header-left>
      <style:header-first>
        <text:p text:style-name="Header">First Page</text:p>
      </style:header-first>
    </style:master-page>
    <style:master-page style:name="Chapter_20_1" style:display-name="Chapter 1" style:page-layout-name="Mpm2"/>
    <style:master-page style:name="Chapter_20_2" style:display-name="Chapter 2" style:page-layout-name="Mpm1">
      <style:header>
        <text:p text:style-name="MP1"><draw:frame draw:style-name="Mfr1" draw:name="Frame5" text:anchor-type="paragraph" draw:z-index="0"><draw:text-box fo:min-height="0.0161in" fo:min-width="0.0161in"><text:p text:style-name="Page_20_number"><text:page-number text:select-page="current">0</text:page-number></text:p></draw:text-box></draw:frame>Recto</text:p>
      </style:header>
      <style:header-left>
        <text:p text:style-name="MP3"><draw:frame draw:style-name="Mfr2" draw:name="Frame6" text:anchor-type="paragraph" draw:z-index="0"><draw:text-box fo:min-height="0.0161in" fo:min-width="0.0161in"><text:p text:style-name="Page_20_number"><text:page-number text:select-page="current">0</text:page-number></text:p></draw:text-box></draw:frame>Verso</text:p>
      </style:header-left>
      <style:header-first>
        <text:p text:style-name="Header">First Page</text:p>
      </style:header-first>
    </style:master-page>
    <style:master-page style:name="Chapter_20_3" style:display-name="Chapter 3" style:page-layout-name="Mpm1">
      <style:header>
        <text:p text:style-name="MP4"><draw:frame draw:style-name="Mfr1" draw:name="Frame7" text:anchor-type="paragraph" draw:z-index="0"><draw:text-box fo:min-height="0.0161in" fo:min-width="0.0161in"><text:p text:style-name="Page_20_number"><text:page-number text:select-page="current">0</text:page-number></text:p></draw:text-box></draw:frame>Verso</text:p>
      </style:header>
      <style:header-left>
        <text:p text:style-name="Header"><draw:frame draw:style-name="Mfr2" draw:name="Frame8" text:anchor-type="paragraph" draw:z-index="0"><draw:text-box fo:min-height="0.0161in" fo:min-width="0.0161in"><text:p text:style-name="Page_20_number"><text:page-number text:select-page="current">0</text:page-number></text:p></draw:text-box></draw:frame><text:span text:style-name="MT1">Vers</text:span>o</text:p>
      </style:header-left>
      <style:header-first>
        <text:p text:style-name="Header">First Page</text:p>
      </style:header-first>
    </style:master-page>
    <style:master-page style:name="Chapter_20_4" style:display-name="Chapter 4" style:page-layout-name="Mpm1">
      <style:header>
        <text:p text:style-name="MP4"><draw:frame draw:style-name="Mfr1" draw:name="Frame9" text:anchor-type="paragraph" draw:z-index="0"><draw:text-box fo:min-height="0.0161in" fo:min-width="0.0161in"><text:p text:style-name="Page_20_number"><text:page-number text:select-page="current">0</text:page-number></text:p></draw:text-box></draw:frame>Verso</text:p>
      </style:header>
      <style:header-left>
        <text:p text:style-name="Header"><draw:frame draw:style-name="Mfr2" draw:name="Frame10" text:anchor-type="paragraph" draw:z-index="0"><draw:text-box fo:min-height="0.0161in" fo:min-width="0.0161in"><text:p text:style-name="Page_20_number"><text:page-number text:select-page="current">0</text:page-number></text:p></draw:text-box></draw:frame><text:span text:style-name="MT1">Vers</text:span>o</text:p>
      </style:header-left>
      <style:header-first>
        <text:p text:style-name="Header">First Page</text:p>
      </style:header-first>
    </style:master-page>
    <style:master-page style:name="Chapter_20_5" style:display-name="Chapter 5" style:page-layout-name="Mpm1">
      <style:header>
        <text:p text:style-name="MP4"><draw:frame draw:style-name="Mfr1" draw:name="Frame11" text:anchor-type="paragraph" draw:z-index="0"><draw:text-box fo:min-height="0.0161in" fo:min-width="0.0161in"><text:p text:style-name="Page_20_number"><text:page-number text:select-page="current">0</text:page-number></text:p></draw:text-box></draw:frame>Verso</text:p>
      </style:header>
      <style:header-left>
        <text:p text:style-name="Header"><draw:frame draw:style-name="Mfr2" draw:name="Frame12" text:anchor-type="paragraph" draw:z-index="0"><draw:text-box fo:min-height="0.0161in" fo:min-width="0.0161in"><text:p text:style-name="Page_20_number"><text:page-number text:select-page="current">0</text:page-number></text:p></draw:text-box></draw:frame>Recto</text:p>
      </style:header-left>
      <style:header-first>
        <text:p text:style-name="Header">First Page</text:p>
      </style:header-first>
    </style:master-page>
    <style:master-page style:name="Endnote" style:page-layout-name="Mpm3"/>
    <style:master-page style:name="Footnote" style:page-layout-name="Mpm4"/>
    <style:master-page style:name="Contents" style:page-layout-name="Mpm5">
      <style:header>
        <text:p text:style-name="MP4"><draw:frame draw:style-name="Mfr1" draw:name="Frame13" text:anchor-type="paragraph" draw:z-index="0"><draw:text-box fo:min-height="0.0161in" fo:min-width="0.0161in"><text:p text:style-name="Page_20_number"><text:page-number text:select-page="current">0</text:page-number></text:p></draw:text-box></draw:frame>Verso</text:p>
      </style:header>
      <style:header-left>
        <text:p text:style-name="Header"><draw:frame draw:style-name="Mfr2" draw:name="Frame14" text:anchor-type="paragraph" draw:z-index="0"><draw:text-box fo:min-height="0.0161in" fo:min-width="0.0161in"><text:p text:style-name="Page_20_number"><text:page-number text:select-page="current">0</text:page-number></text:p></draw:text-box></draw:frame>Recto</text:p>
      </style:header-left>
      <style:header-first>
        <text:p text:style-name="Header_20_-_20_Blank"/>
      </style:header-first>
    </style:master-page>
    <style:master-page style:name="First_20_Page" style:display-name="First Page" style:page-layout-name="Mpm6" style:next-style-name="Standard"/>
    <style:master-page style:name="Index" style:page-layout-name="Mpm6"/>
    <style:master-page style:name="Front_20_cover" style:display-name="Front cover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7T11:47:02.597000000</meta:creation-date>
    <dc:date>2021-12-29T17:10:06.612617183</dc:date>
    <meta:editing-duration>PT5H10M33S</meta:editing-duration>
    <meta:editing-cycles>59</meta:editing-cycles>
    <meta:generator>LibreOfficeDev/7.0.0.0.alpha1$Linux_X86_64 LibreOffice_project/574c57090642347980d2395e1e183cc7b5c171ad</meta:generator>
    <meta:document-statistic meta:table-count="0" meta:image-count="0" meta:object-count="0" meta:page-count="2" meta:paragraph-count="32" meta:word-count="64" meta:character-count="280" meta:non-whitespace-character-count="248"/>
  </office:meta>
</office:document-meta>
</file>